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11" style:family="table-cell" style:parent-style-name="Default">
      <style:text-properties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C#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配列とコレ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クラス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table:style-name="ce11" office:value-type="string" calcext:value-type="string">
            <text:p>クラス応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例外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フォームアプリ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ツー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イベン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プログラム実行環境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アセンブリ・コマンドライン引数・終了コード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コンパイル制御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013・0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名前空間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クラ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ラムダ式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LINQ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スレッドの基本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webサーバの仕組み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TcpListene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HttpListener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HTTPS通信化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非同期処理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データベース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データベース接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SQLの実行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トランザ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HTTPクライアン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認証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ソリューションとプロジェク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app.config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7-31T02:37:58.803000000</dc:date>
    <meta:editing-duration>PT20H12M27S</meta:editing-duration>
    <meta:editing-cycles>15</meta:editing-cycles>
    <meta:generator>LibreOffice/7.3.4.2$Windows_X86_64 LibreOffice_project/728fec16bd5f605073805c3c9e7c4212a0120dc5</meta:generator>
    <meta:document-statistic meta:table-count="7" meta:cell-count="227" meta:object-count="0"/>
  </office:meta>
</office:document-meta>
</file>